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110000000FE01631B1243BFBC1.png" manifest:media-type="image/png"/>
  <manifest:file-entry manifest:full-path="Pictures/10000201000000110000000F76ABF888600460FA.png" manifest:media-type="image/png"/>
  <manifest:file-entry manifest:full-path="Pictures/10000201000000100000001039001BCF259E8A75.png" manifest:media-type="image/png"/>
  <manifest:file-entry manifest:full-path="Pictures/10000201000000110000000FBB7258C800170448.png" manifest:media-type="image/png"/>
  <manifest:file-entry manifest:full-path="Pictures/10000201000000110000000F7A18B49AAB91B73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OpenSymbol" svg:font-family="OpenSymbol"/>
    <style:font-face style:name="Ubuntu2" svg:font-family="Ubuntu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Ubuntu1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Ubuntu3" svg:font-family="Ubuntu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Gras" style:font-family-generic="swiss" style:font-pitch="variable"/>
    <style:font-face style:name="Verdana3" svg:font-family="Verdana" style:font-adornments="Normal" style:font-family-generic="swiss" style:font-pitch="variable"/>
    <style:font-face style:name="Verdana" svg:font-family="Verdana" style:font-adornments="Regular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.009cm" fo:margin-left="0cm" table:align="left" style:shadow="#aecf00 -0.18cm -0.18cm"/>
    </style:style>
    <style:style style:name="Tableau2.A" style:family="table-column">
      <style:table-column-properties style:column-width="3.101cm"/>
    </style:style>
    <style:style style:name="Tableau2.B" style:family="table-column">
      <style:table-column-properties style:column-width="14.908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4" style:family="table-cell">
      <style:table-cell-properties fo:padding="0.097cm" fo:border-left="0.05pt solid #000000" fo:border-right="none" fo:border-top="none" fo:border-bottom="0.05pt solid #000000"/>
    </style:style>
    <style:style style:name="Tableau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5" style:family="table-cell">
      <style:table-cell-properties fo:padding="0.097cm" fo:border-left="0.05pt solid #000000" fo:border-right="none" fo:border-top="none" fo:border-bottom="0.05pt solid #000000"/>
    </style:style>
    <style:style style:name="Tableau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9cm" fo:margin-left="0cm" table:align="left" style:shadow="#0099ff -0.18cm -0.18cm"/>
    </style:style>
    <style:style style:name="Table1.A" style:family="table-column">
      <style:table-column-properties style:column-width="3.237cm"/>
    </style:style>
    <style:style style:name="Table1.B" style:family="table-column">
      <style:table-column-properties style:column-width="14.773cm"/>
    </style:style>
    <style:style style:name="Table1.A1" style:family="table-cell">
      <style:table-cell-properties fo:background-color="#0099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9cm" fo:margin-left="0cm" table:align="left" style:shadow="#66ffff -0.18cm -0.18cm"/>
    </style:style>
    <style:style style:name="Table2.A" style:family="table-column">
      <style:table-column-properties style:column-width="3.237cm"/>
    </style:style>
    <style:style style:name="Table2.B" style:family="table-column">
      <style:table-column-properties style:column-width="14.773cm"/>
    </style:style>
    <style:style style:name="Table2.A1" style:family="table-cell">
      <style:table-cell-properties fo:background-color="#66ff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officeooo:paragraph-rsid="00410c4e" style:font-size-asian="5.25pt" style:font-size-complex="6pt"/>
    </style:style>
    <style:style style:name="P4" style:family="paragraph" style:parent-style-name="Standard">
      <style:text-properties fo:font-size="6pt" officeooo:paragraph-rsid="005056cc" style:font-size-asian="5.25pt" style:font-size-complex="6pt"/>
    </style:style>
    <style:style style:name="P5" style:family="paragraph" style:parent-style-name="Standard">
      <style:text-properties fo:font-size="6pt" officeooo:paragraph-rsid="0091b755" style:font-size-asian="5.25pt" style:font-size-complex="6pt"/>
    </style:style>
    <style:style style:name="P6" style:family="paragraph" style:parent-style-name="Standard">
      <style:text-properties fo:font-size="6pt" officeooo:paragraph-rsid="00b96fba" style:font-size-asian="5.25pt" style:font-size-complex="6pt"/>
    </style:style>
    <style:style style:name="P7" style:family="paragraph" style:parent-style-name="Standard">
      <style:text-properties fo:font-size="6pt" officeooo:paragraph-rsid="00ba022c" style:font-size-asian="5.25pt" style:font-size-complex="6pt"/>
    </style:style>
    <style:style style:name="P8" style:family="paragraph" style:parent-style-name="Standard">
      <style:text-properties fo:font-size="6pt" officeooo:paragraph-rsid="001775c7" style:font-size-asian="5.25pt" style:font-size-complex="6pt"/>
    </style:style>
    <style:style style:name="P9" style:family="paragraph" style:parent-style-name="Standard">
      <style:text-properties fo:font-size="6pt" officeooo:paragraph-rsid="0132f39a" style:font-size-asian="5.25pt" style:font-size-complex="6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text-properties fo:font-size="6pt" officeooo:paragraph-rsid="000cd3fd" style:font-size-asian="6pt" style:font-size-complex="6pt"/>
    </style:style>
    <style:style style:name="P12" style:family="paragraph" style:parent-style-name="Standard">
      <style:text-properties fo:font-size="6pt" officeooo:paragraph-rsid="013340f4" style:font-size-asian="6pt" style:font-size-complex="6pt"/>
    </style:style>
    <style:style style:name="P13" style:family="paragraph" style:parent-style-name="Standard">
      <style:text-properties style:font-name="Verdana1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Verdana1" fo:font-size="10pt" fo:font-weight="bold" officeooo:rsid="00ff61f7" officeooo:paragraph-rsid="00ff61f7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1" fo:font-size="10pt" fo:font-weight="bold" officeooo:rsid="00cb21d1" officeooo:paragraph-rsid="00cb21d1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1" fo:font-size="10pt" fo:font-weight="bold" officeooo:rsid="00f33a3e" officeooo:paragraph-rsid="00f33a3e" style:font-size-asian="10pt" style:font-weight-asian="bold" style:font-size-complex="10pt" style:font-weight-complex="bold"/>
    </style:style>
    <style:style style:name="P17" style:family="paragraph" style:parent-style-name="Titre_20_document_20_1">
      <style:text-properties officeooo:paragraph-rsid="0093b983"/>
    </style:style>
    <style:style style:name="P18" style:family="paragraph" style:parent-style-name="Titre_20_document_20_1">
      <style:text-properties officeooo:paragraph-rsid="0094cd82"/>
    </style:style>
    <style:style style:name="P19" style:family="paragraph" style:parent-style-name="Tableau_20_libellé">
      <style:text-properties officeooo:paragraph-rsid="00ba022c"/>
    </style:style>
    <style:style style:name="P20" style:family="paragraph" style:parent-style-name="Tableau_20_libellé">
      <style:text-properties officeooo:rsid="00bdf55e" officeooo:paragraph-rsid="00bdf55e"/>
    </style:style>
    <style:style style:name="P21" style:family="paragraph" style:parent-style-name="Tableau_20_libellé">
      <style:text-properties officeooo:rsid="00d45f0f" officeooo:paragraph-rsid="00d45f0f"/>
    </style:style>
    <style:style style:name="P22" style:family="paragraph" style:parent-style-name="Tableau_20_libellé">
      <style:text-properties officeooo:rsid="00d45f0f" officeooo:paragraph-rsid="0132f39a"/>
    </style:style>
    <style:style style:name="P23" style:family="paragraph" style:parent-style-name="Tableau_20_libellé">
      <style:text-properties officeooo:rsid="00e88963" officeooo:paragraph-rsid="00e88963"/>
    </style:style>
    <style:style style:name="P24" style:family="paragraph" style:parent-style-name="Tableau_20_libellé">
      <style:text-properties officeooo:rsid="00e88963" officeooo:paragraph-rsid="0132f39a"/>
    </style:style>
    <style:style style:name="P25" style:family="paragraph" style:parent-style-name="Tableau_20_libellé">
      <style:text-properties officeooo:rsid="00fb754c" officeooo:paragraph-rsid="00fb754c"/>
    </style:style>
    <style:style style:name="P26" style:family="paragraph" style:parent-style-name="Tableau_20_libellé">
      <style:text-properties officeooo:rsid="00fb754c" officeooo:paragraph-rsid="0132f39a"/>
    </style:style>
    <style:style style:name="P27" style:family="paragraph" style:parent-style-name="Tableau_20_libellé">
      <style:text-properties officeooo:rsid="012a8735" officeooo:paragraph-rsid="012fe37d"/>
    </style:style>
    <style:style style:name="P28" style:family="paragraph" style:parent-style-name="Tableau_20_libellé">
      <style:text-properties officeooo:rsid="012a8735" officeooo:paragraph-rsid="0132f39a"/>
    </style:style>
    <style:style style:name="P29" style:family="paragraph" style:parent-style-name="Tableau_20_libellé">
      <style:text-properties officeooo:paragraph-rsid="0132f39a"/>
    </style:style>
    <style:style style:name="P30" style:family="paragraph" style:parent-style-name="Tableau_20_valeur">
      <style:text-properties officeooo:rsid="00af52be" officeooo:paragraph-rsid="00ba022c"/>
    </style:style>
    <style:style style:name="P31" style:family="paragraph" style:parent-style-name="Tableau_20_valeur">
      <style:text-properties officeooo:rsid="00af52be" officeooo:paragraph-rsid="00bdf55e"/>
    </style:style>
    <style:style style:name="P32" style:family="paragraph" style:parent-style-name="Tableau_20_valeur">
      <style:text-properties officeooo:paragraph-rsid="00ba022c"/>
    </style:style>
    <style:style style:name="P33" style:family="paragraph" style:parent-style-name="Tableau_20_valeur">
      <style:text-properties officeooo:rsid="00bdf55e" officeooo:paragraph-rsid="00bdf55e"/>
    </style:style>
    <style:style style:name="P34" style:family="paragraph" style:parent-style-name="Tableau_20_valeur">
      <style:text-properties officeooo:rsid="00cb21d1" officeooo:paragraph-rsid="00cb21d1"/>
    </style:style>
    <style:style style:name="P35" style:family="paragraph" style:parent-style-name="Tableau_20_valeur">
      <style:text-properties officeooo:paragraph-rsid="00d45f0f"/>
    </style:style>
    <style:style style:name="P36" style:family="paragraph" style:parent-style-name="Tableau_20_valeur">
      <style:text-properties officeooo:paragraph-rsid="00e88963"/>
    </style:style>
    <style:style style:name="P37" style:family="paragraph" style:parent-style-name="Tableau_20_valeur">
      <style:text-properties officeooo:rsid="00f33a3e" officeooo:paragraph-rsid="00f33a3e"/>
    </style:style>
    <style:style style:name="P38" style:family="paragraph" style:parent-style-name="Tableau_20_valeur">
      <style:text-properties officeooo:paragraph-rsid="00fb754c"/>
    </style:style>
    <style:style style:name="P39" style:family="paragraph" style:parent-style-name="Tableau_20_valeur">
      <style:text-properties officeooo:rsid="00ff61f7" officeooo:paragraph-rsid="00ff61f7"/>
    </style:style>
    <style:style style:name="P40" style:family="paragraph" style:parent-style-name="Tableau_20_valeur">
      <style:text-properties officeooo:rsid="012a8735" officeooo:paragraph-rsid="012a8735"/>
    </style:style>
    <style:style style:name="P41" style:family="paragraph" style:parent-style-name="Tableau_20_valeur">
      <style:text-properties officeooo:rsid="012a8735" officeooo:paragraph-rsid="0132f39a"/>
    </style:style>
    <style:style style:name="P42" style:family="paragraph" style:parent-style-name="Tableau_20_valeur">
      <style:text-properties officeooo:paragraph-rsid="0132f39a"/>
    </style:style>
    <style:style style:name="P43" style:family="paragraph" style:parent-style-name="Titre_20_document">
      <style:text-properties officeooo:rsid="00ce21da"/>
    </style:style>
    <style:style style:name="P44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6" style:family="paragraph" style:parent-style-name="Contents_20_4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8" style:family="paragraph" style:parent-style-name="Standard">
      <style:paragraph-properties fo:break-before="page"/>
      <style:text-properties fo:font-size="6pt" officeooo:paragraph-rsid="001775c7" style:font-size-asian="5.25pt" style:font-size-complex="6pt"/>
    </style:style>
    <style:style style:name="P49" style:family="paragraph" style:parent-style-name="Titre_20_Sous-Action">
      <style:text-properties officeooo:paragraph-rsid="0132f39a"/>
    </style:style>
    <style:style style:name="P50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3" style:family="paragraph" style:parent-style-name="Contents_20_4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4" style:family="paragraph" style:parent-style-name="Standard">
      <style:text-properties fo:font-size="6pt" officeooo:paragraph-rsid="0132f39a" style:font-size-asian="5.25pt" style:font-size-complex="6pt"/>
    </style:style>
    <style:style style:name="P55" style:family="paragraph" style:parent-style-name="Standard">
      <style:text-properties fo:font-size="6pt" officeooo:paragraph-rsid="0148b714" style:font-size-asian="5.25pt" style:font-size-complex="6pt"/>
    </style:style>
    <style:style style:name="P56" style:family="paragraph" style:parent-style-name="Standard">
      <style:text-properties officeooo:paragraph-rsid="0148b714"/>
    </style:style>
    <style:style style:name="P57" style:family="paragraph" style:parent-style-name="Tableau_20_libellé">
      <style:text-properties officeooo:rsid="00bdf55e" officeooo:paragraph-rsid="0148b714"/>
    </style:style>
    <style:style style:name="P58" style:family="paragraph" style:parent-style-name="Tableau_20_libellé">
      <style:text-properties officeooo:paragraph-rsid="0148b714"/>
    </style:style>
    <style:style style:name="P59" style:family="paragraph" style:parent-style-name="Tableau_20_valeur">
      <style:text-properties officeooo:rsid="00bdf55e" officeooo:paragraph-rsid="0148b714"/>
    </style:style>
    <style:style style:name="P60" style:family="paragraph" style:parent-style-name="Tableau_20_valeur">
      <style:text-properties officeooo:rsid="00af52be" officeooo:paragraph-rsid="0148b714"/>
    </style:style>
    <style:style style:name="P61" style:family="paragraph" style:parent-style-name="Tableau_20_valeur">
      <style:text-properties officeooo:paragraph-rsid="0148b714"/>
    </style:style>
    <style:style style:name="P62" style:family="paragraph" style:parent-style-name="Titre_20_Action">
      <style:text-properties officeooo:paragraph-rsid="005056cc"/>
    </style:style>
    <style:style style:name="P63" style:family="paragraph" style:parent-style-name="Titre_20_OO">
      <style:text-properties officeooo:paragraph-rsid="00423794"/>
    </style:style>
    <style:style style:name="P64" style:family="paragraph" style:parent-style-name="Titre_20_OS">
      <style:text-properties officeooo:paragraph-rsid="00410c4e"/>
    </style:style>
    <style:style style:name="P65" style:family="paragraph" style:parent-style-name="Titre_20_Tache">
      <style:text-properties officeooo:paragraph-rsid="00ba022c"/>
    </style:style>
    <style:style style:name="P66" style:family="paragraph" style:parent-style-name="Titre_20_Tache">
      <style:text-properties officeooo:paragraph-rsid="0148b714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officeooo:rsid="0092df9d"/>
    </style:style>
    <style:style style:name="T3" style:family="text">
      <style:text-properties officeooo:rsid="0093b983"/>
    </style:style>
    <style:style style:name="T4" style:family="text">
      <style:text-properties officeooo:rsid="0094cd82"/>
    </style:style>
    <style:style style:name="T5" style:family="text">
      <style:text-properties officeooo:rsid="0095e930"/>
    </style:style>
    <style:style style:name="T6" style:family="text">
      <style:text-properties officeooo:rsid="00af52be"/>
    </style:style>
    <style:style style:name="T7" style:family="text">
      <style:text-properties officeooo:rsid="00d19763"/>
    </style:style>
    <style:style style:name="T8" style:family="text">
      <style:text-properties officeooo:rsid="012a4b8c"/>
    </style:style>
    <style:style style:name="T9" style:family="text">
      <style:text-properties style:font-name="Verdana1" fo:font-size="10pt" fo:font-weight="bold" officeooo:rsid="00ff61f7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text-input text:description="">"PST %s" % (context.portal_type=='projectspace' and context.Description() or '')</text:text-input></text:p>
      <text:p text:style-name="P5"/>
      <text:section text:style-name="Sect1" text:name="Section titre dashboard">
        <text:p text:style-name="P5"><office:annotation><dc:creator>sge</dc:creator><dc:date>2016-09-30T08:52:17</dc:date><text:p text:style-name="P67"><text:span text:style-name="T10">do section- if view.is_dashboard()</text:span></text:p></office:annotation><office:annotation><dc:creator>sge</dc:creator><dc:date>2016-09-30T09:15:47</dc:date><text:p text:style-name="P67"><text:span text:style-name="T14">do text if view.uids_to_objs(brains)</text:span></text:p></office:annotation><text:span text:style-name="T2">brains (cette ligne sera enlevée)</text:span></text:p>
        <text:p text:style-name="P17"><office:annotation><dc:creator>sge </dc:creator><dc:date>2013-10-18T14:28:03</dc:date><text:p text:style-name="P67"><text:span text:style-name="T17">do text if context.getPortalTypeName()=='</text:span><text:span text:style-name="T18">projectspace</text:span><text:span text:style-name="T17">'</text:span></text:p></office:annotation><text:span text:style-name="T3">Sélection d’</text:span>objectif<text:span text:style-name="T3">s</text:span> stratégique<text:span text:style-name="T3">s</text:span></text:p>
        <text:p text:style-name="P17"><office:annotation><dc:creator>sge </dc:creator><dc:date>2013-10-18T14:28:03</dc:date><text:p text:style-name="P67"><text:span text:style-name="T17">do text if context.getPortalTypeName()=='strategicobjective'</text:span></text:p></office:annotation><text:span text:style-name="T3">Sélection d’</text:span>objectif<text:span text:style-name="T3">s</text:span> opérationnel<text:span text:style-name="T3">s</text:span></text:p>
        <text:p text:style-name="P17"><office:annotation><dc:creator>sge </dc:creator><dc:date>2013-10-18T14:28:03</dc:date><text:p text:style-name="P67"><text:span text:style-name="T17">do text if context.getPortalTypeName()=='operationalobjective'</text:span></text:p></office:annotation><text:span text:style-name="T4">Sélection d’</text:span>action<text:span text:style-name="T4">s</text:span></text:p>
      </text:section>
      <text:section text:style-name="Sect2" text:name="Section titre normal">
        <text:p text:style-name="Titre_20_document_20_1"><office:annotation><dc:creator>sge</dc:creator><dc:date>2016-09-30T09:21:26</dc:date><text:p text:style-name="P67"><text:span text:style-name="T10">do section- if not view.is_dashboard()</text:span></text:p></office:annotation><office:annotation><dc:creator>sge </dc:creator><dc:date>2013-10-18T14:28:03</dc:date><text:p text:style-name="P67"><text:span text:style-name="T17">do text if context.getPortalTypeName()=='</text:span><text:span text:style-name="T18">strategicobjective</text:span><text:span text:style-name="T17">'</text:span></text:p></office:annotation><text:span text:style-name="T5">Fiche d’un </text:span>objectif stratégique</text:p>
        <text:p text:style-name="P18"><office:annotation><dc:creator>sge </dc:creator><dc:date>2013-10-18T14:28:03</dc:date><text:p text:style-name="P67"><text:span text:style-name="T17">do text if context.getPortalTypeName()=='operationalobjective'</text:span></text:p></office:annotation><text:span text:style-name="T5">Fiche d’un </text:span>objectif opérationnel</text:p>
        <text:p text:style-name="P18"><office:annotation><dc:creator>sge </dc:creator><dc:date>2013-10-18T14:28:03</dc:date><text:p text:style-name="P67"><text:span text:style-name="T17">do text if context.getPortalTypeName()=='pstaction'</text:span></text:p></office:annotation><text:span text:style-name="T5">Fiche d’une </text:span>action</text:p>
      </text:section>
      <text:p text:style-name="P5"/>
      <text:p text:style-name="P5"/>
      <text:section text:style-name="Sect2" text:name="Section table mat">
        <text:p text:style-name="P10"><office:annotation><dc:creator>sge</dc:creator><dc:date>2016-09-29T15:09:49</dc:date><text:p text:style-name="P67"><text:span text:style-name="T20">do section- if context.getPortalTypeName()=='projectspace' or view.is_dashboard()</text:span></text:p></office:annotation></text:p>
        <text:table-of-content text:style-name="Sect2" text:protected="true" text:name="Table des matières1">
          <text:table-of-content-source text:outline-level="4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 text:style-name="Couleur_20_niv_20_4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44"><text:a xlink:type="simple" xlink:href="#__RefHeading___Toc781_1946196899" text:style-name="Index_20_Link" text:visited-style-name="Index_20_Link"><text:span text:style-name="Couleur_20_niv_20_1">1. </text:span></text:a><text:a xlink:type="simple" xlink:href="#__RefHeading___Toc781_1946196899" text:style-name="Index_20_Link" text:visited-style-name="Index_20_Link">so.Title()<text:tab/>2</text:a></text:p>
            <text:p text:style-name="P47"><text:a xlink:type="simple" xlink:href="#__RefHeading___Toc783_1946196899" text:style-name="Index_20_Link" text:visited-style-name="Index_20_Link"><text:span text:style-name="Couleur_20_niv_20_2">1.1. </text:span></text:a><text:a xlink:type="simple" xlink:href="#__RefHeading___Toc783_1946196899" text:style-name="Index_20_Link" text:visited-style-name="Index_20_Link">oo.Title()<text:tab/>2</text:a></text:p>
            <text:p text:style-name="P45"><text:a xlink:type="simple" xlink:href="#__RefHeading___Toc785_1946196899" text:style-name="Index_20_Link" text:visited-style-name="Index_20_Link"><text:span text:style-name="Couleur_20_niv_20_3">1.1.1. </text:span></text:a><text:a xlink:type="simple" xlink:href="#__RefHeading___Toc785_1946196899" text:style-name="Index_20_Link" text:visited-style-name="Index_20_Link">act.Title()<text:tab/>2</text:a></text:p>
            <text:p text:style-name="P46"><text:a xlink:type="simple" xlink:href="#__RefHeading___Toc182878_2652624615" text:style-name="Index_20_Link" text:visited-style-name="Index_20_Link"><text:span text:style-name="Couleur_20_niv_20_4">1.1.1.1 </text:span></text:a><text:a xlink:type="simple" xlink:href="#__RefHeading___Toc182878_2652624615" text:style-name="Index_20_Link" text:visited-style-name="Index_20_Link">subact.Title()<text:tab/>3</text:a></text:p>
          </text:index-body>
        </text:table-of-content>
        <text:p text:style-name="P10"/>
      </text:section>
      <text:p text:style-name="P5"/>
      <text:section text:style-name="Sect2" text:name="Section OS">
        <text:p text:style-name="P8"/>
        <text:p text:style-name="P48"><office:annotation><dc:creator>sge</dc:creator><dc:date>2016-09-05T15:40:08</dc:date><text:p text:style-name="P67"><text:span text:style-name="T18">do section- for so in view.getStrategicObjectives(skip_states=view.skip_states())</text:span></text:p></office:annotatio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table:number-columns-spanned="2" office:value-type="string">
              <text:h text:style-name="P64" text:outline-level="1"><draw:frame draw:style-name="fr1" draw:name="Image1" text:anchor-type="paragraph" svg:width="0.633cm" svg:height="0.564cm" draw:z-index="0"><draw:image xlink:href="../../../../../Images/svg%20pst/os.svg" xlink:type="simple" xlink:show="embed" xlink:actuate="onLoad" draw:filter-name="&lt;All images&gt;" loext:mime-type="image/svg+xml"/><draw:image xlink:href="Pictures/10000201000000110000000FBB7258C800170448.png" xlink:type="simple" xlink:show="embed" xlink:actuate="onLoad" loext:mime-type="image/png"/><svg:title>os</svg:title></draw:frame><text:bookmark-start text:name="__RefHeading___Toc781_1946196899"/><office:annotation><dc:creator>sge</dc:creator><dc:date>2016-09-02T14:45:56</dc:date><text:p text:style-name="P67"><text:span text:style-name="T19">do table with so_v=view.getDGHV(so)</text:span></text:p></office:annotation><text:text-input text:description="">so.Title()</text:text-input><text:bookmark-end text:name="__RefHeading___Toc781_1946196899"/></text:h>
            </table:table-cell>
            <table:covered-table-cell/>
          </table:table-row>
          <table:table-row>
            <table:table-cell table:style-name="Tableau2.A2" office:value-type="string">
              <text:p text:style-name="P16"><office:annotation><dc:creator>sge </dc:creator><dc:date>2013-10-21T23:36:44</dc:date><text:p text:style-name="P67"><text:span text:style-name="T16">do row if so.description</text:span></text:p></office:annotation>Description</text:p>
            </table:table-cell>
            <table:table-cell table:style-name="Tableau2.B2" office:value-type="string">
              <text:p text:style-name="P37"><office:annotation><dc:creator>sge </dc:creator><dc:date>2013-10-21T23:36:08</dc:date><text:p text:style-name="P67"><text:span text:style-name="T11">do text</text:span></text:p><text:p text:style-name="P67"><text:span text:style-name="T11">from xhtml(so_v.display_text_as_html('description'))</text:span></text:p></office:annotation>champ description</text:p>
            </table:table-cell>
          </table:table-row>
          <table:table-row>
            <table:table-cell table:style-name="Tableau2.A3" office:value-type="string">
              <text:p text:style-name="P13"><office:annotation><dc:creator>sge </dc:creator><dc:date>2013-10-18T15:09:03</dc:date><text:p text:style-name="P67"><text:span text:style-name="T16">do row if so.categories</text:span></text:p></office:annotation><text:span text:style-name="T7">Catégorie</text:span></text:p>
            </table:table-cell>
            <table:table-cell table:style-name="Tableau2.B3" office:value-type="string">
              <text:p text:style-name="Tableau_20_valeur"><text:text-input text:description="">so_v.display_voc('categories')</text:text-input></text:p>
            </table:table-cell>
          </table:table-row>
          <table:table-row>
            <table:table-cell table:style-name="Tableau2.A3" office:value-type="string">
              <text:p text:style-name="P13"><office:annotation><dc:creator>sge </dc:creator><dc:date>2013-10-22T08:07:38</dc:date><text:p text:style-name="P67"><text:span text:style-name="T16">do row if so.budget</text:span></text:p></office:annotation>Budget propre</text:p>
            </table:table-cell>
            <table:table-cell table:style-name="Tableau2.B3" office:value-type="string">
              <text:p text:style-name="Tableau_20_valeur"><office:annotation><dc:creator>sge </dc:creator><dc:date>2013-10-22T08:04:18</dc:date><text:p text:style-name="P67"><text:span text:style-name="T17">do text</text:span></text:p><text:p text:style-name="P67"><text:span text:style-name="T17">from xhtml(so_v.getOwnBudget())</text:span></text:p></office:annotation>champ budget</text:p>
            </table:table-cell>
          </table:table-row>
          <table:table-row>
            <table:table-cell table:style-name="Tableau2.A3" office:value-type="string">
              <text:p text:style-name="P13"><office:annotation><dc:creator>sge </dc:creator><dc:date>2013-10-22T08:07:05</dc:date><text:p text:style-name="P67"><text:span text:style-name="T17">do row if so_v.get_value('budget_comments')</text:span></text:p></office:annotation>Commentaires budget</text:p>
            </table:table-cell>
            <table:table-cell table:style-name="Tableau2.B3" office:value-type="string">
              <text:p text:style-name="Tableau_20_valeur"><office:annotation><dc:creator>sge</dc:creator><dc:date>2016-09-02T14:57:56</dc:date><text:p text:style-name="P67"><text:span text:style-name="T19">do text</text:span></text:p><text:p text:style-name="P67"><text:span text:style-name="T19">from so_v.render_xhtml('budget_comments')</text:span></text:p></office:annotation>champ commentaires budget</text:p>
            </table:table-cell>
          </table:table-row>
          <table:table-row>
            <table:table-cell table:style-name="Tableau2.A3" office:value-type="string">
              <text:p text:style-name="P13"><office:annotation><dc:creator>sge </dc:creator><dc:date>2013-10-28T14:48:50</dc:date><text:p text:style-name="P67"><text:span text:style-name="T17">do row if so_v.hasChildrenBudget(obj=so)</text:span></text:p></office:annotation>Budget des sous-éléments</text:p>
            </table:table-cell>
            <table:table-cell table:style-name="Tableau2.B3" office:value-type="string">
              <text:p text:style-name="Tableau_20_valeur"><office:annotation><dc:creator>sge </dc:creator><dc:date>2013-10-22T08:10:12</dc:date><text:p text:style-name="P67"><text:span text:style-name="T17">do text</text:span></text:p><text:p text:style-name="P67"><text:span text:style-name="T17">from xhtml(so_v.getChildrenBudget())</text:span></text:p></office:annotation>widget des sous-éléments</text:p>
            </table:table-cell>
          </table:table-row>
          <table:table-row>
            <table:table-cell table:style-name="Tableau2.A3" office:value-type="string">
              <text:p text:style-name="P13"><office:annotation><dc:creator>sge </dc:creator><dc:date>2013-10-21T23:41:38</dc:date><text:p text:style-name="P67"><text:span text:style-name="T16">do row if so_v.get_value('observation')</text:span></text:p></office:annotation>Constat</text:p>
            </table:table-cell>
            <table:table-cell table:style-name="Tableau2.B3" office:value-type="string">
              <text:p text:style-name="Tableau_20_valeur"><office:annotation><dc:creator>sge</dc:creator><dc:date>2016-09-02T15:30:52</dc:date><text:p text:style-name="P67"><text:span text:style-name="T11">do text</text:span></text:p><text:p text:style-name="P67"><text:span text:style-name="T11">from so_v.render_xhtml('observation')</text:span></text:p></office:annotation>champ constat</text:p>
            </table:table-cell>
          </table:table-row>
          <table:table-row>
            <table:table-cell table:style-name="Tableau2.A3" office:value-type="string">
              <text:p text:style-name="P15"><office:annotation><dc:creator>sge</dc:creator><dc:date>2017-01-12T10:45:16</dc:date><text:p text:style-name="P67"><text:span text:style-name="T12">do row if so_v.get_value('comments')</text:span></text:p></office:annotation>Commentaire</text:p>
            </table:table-cell>
            <table:table-cell table:style-name="Tableau2.B3" office:value-type="string">
              <text:p text:style-name="P34"><office:annotation><dc:creator>sge</dc:creator><dc:date>2017-01-12T10:45:51</dc:date><text:p text:style-name="P67"><text:span text:style-name="T11">do text</text:span></text:p><text:p text:style-name="P67"><text:span text:style-name="T11">from so_v.render_xhtml('comments')</text:span></text:p></office:annotation>Champ commentaires</text:p>
            </table:table-cell>
          </table:table-row>
        </table:table>
        <text:p text:style-name="P3"/>
        <text:section text:style-name="Sect2" text:name="Section OO">
          <text:p text:style-name="P10"><office:annotation><dc:creator>sge</dc:creator><dc:date>2016-09-05T15:17:45</dc:date><text:p text:style-name="P67"><text:span text:style-name="T13">do section- for oo in view.getOperationalObjectives(so=so, </text:span><text:span text:style-name="T18">skip_states=view.skip_states()</text:span><text:span text:style-name="T13">)</text:span></text:p></office:annotation></text:p>
          <table:table table:name="Tableau1" table:style-name="Tableau1">
            <table:table-column table:style-name="Tableau1.A"/>
            <table:table-column table:style-name="Tableau1.B"/>
            <table:table-row>
              <table:table-cell table:style-name="Tableau1.A1" table:number-columns-spanned="2" office:value-type="string">
                <text:h text:style-name="P63" text:outline-level="2"><draw:frame draw:style-name="fr3" draw:name="images2" text:anchor-type="paragraph" svg:width="0.633cm" svg:height="0.564cm" draw:z-index="1"><draw:image xlink:href="../../../../../Images/svg%20pst/oo.svg" xlink:type="simple" xlink:show="embed" xlink:actuate="onLoad" draw:filter-name="&lt;All images&gt;" loext:mime-type="image/svg+xml"/><draw:image xlink:href="Pictures/10000201000000110000000F7A18B49AAB91B735.png" xlink:type="simple" xlink:show="embed" xlink:actuate="onLoad" loext:mime-type="image/png"/><svg:title>Fichier 2</svg:title></draw:frame><text:bookmark-start text:name="__RefHeading___Toc783_1946196899"/><office:annotation><dc:creator>sge</dc:creator><dc:date>2016-09-05T15:20:16</dc:date><text:p text:style-name="P67"><text:span text:style-name="T11">do table with oo_v=view.getDGHV(oo)</text:span></text:p></office:annotation><text:text-input text:description="">oo.Title()</text:text-input><text:bookmark-end text:name="__RefHeading___Toc783_1946196899"/></text:h>
              </table:table-cell>
              <table:covered-table-cell/>
            </table:table-row>
            <table:table-row>
              <table:table-cell table:style-name="Tableau1.A2" office:value-type="string">
                <text:p text:style-name="P13"><office:annotation><dc:creator>sge </dc:creator><dc:date>2013-10-21T23:36:44</dc:date><text:p text:style-name="P67"><text:span text:style-name="T16">do row if oo.description</text:span></text:p></office:annotation>Description</text:p>
              </table:table-cell>
              <table:table-cell table:style-name="Tableau1.B2" office:value-type="string">
                <text:p text:style-name="Tableau_20_valeur"><office:annotation><dc:creator>sge </dc:creator><dc:date>2013-10-21T23:36:08</dc:date><text:p text:style-name="P67"><text:span text:style-name="T11">do text</text:span></text:p><text:p text:style-name="P67"><text:span text:style-name="T11">from xhtml(oo_v.display_text_as_html('description'))</text:span></text:p></office:annotation>champ description</text:p>
              </table:table-cell>
            </table:table-row>
            <table:table-row>
              <table:table-cell table:style-name="Tableau1.A3" office:value-type="string">
                <text:p text:style-name="P13"><office:annotation><dc:creator>sge </dc:creator><dc:date>2013-10-18T15:09:43</dc:date><text:p text:style-name="P67"><text:span text:style-name="T16">do row if oo.categories</text:span></text:p></office:annotation><text:span text:style-name="T7">Catégorie</text:span></text:p>
              </table:table-cell>
              <table:table-cell table:style-name="Tableau1.B3" office:value-type="string">
                <text:p text:style-name="Tableau_20_valeur"><text:text-input text:description="">oo_v.display_voc('categories')</text:text-input></text:p>
              </table:table-cell>
            </table:table-row>
            <table:table-row>
              <table:table-cell table:style-name="Tableau1.A3" office:value-type="string">
                <text:p text:style-name="P13">Indicateur de résultat</text:p>
              </table:table-cell>
              <table:table-cell table:style-name="Tableau1.B3" office:value-type="string">
                <text:p text:style-name="Tableau_20_valeur"><office:annotation><dc:creator>sge </dc:creator><dc:date>2013-06-21T22:15:44</dc:date><text:p text:style-name="P67"><text:span text:style-name="T16">do text</text:span><text:span text:style-name="T17"> if oo.result_indicator</text:span></text:p><text:p text:style-name="P67"><text:span text:style-name="T16">from xhtml(oo_v</text:span><text:span text:style-name="T17">.display_widget('result_indicator'</text:span><text:span text:style-name="T16">))</text:span></text:p></office:annotation>result indicator</text:p>
              </table:table-cell>
            </table:table-row>
            <table:table-row>
              <table:table-cell table:style-name="Tableau1.A3" office:value-type="string">
                <text:p text:style-name="P13">Priorité</text:p>
              </table:table-cell>
              <table:table-cell table:style-name="Tableau1.B3" office:value-type="string">
                <text:p text:style-name="Tableau_20_valeur"><text:text-input text:description="">oo_v.get_value('priority')</text:text-input></text:p>
              </table:table-cell>
            </table:table-row>
            <table:table-row>
              <table:table-cell table:style-name="Tableau1.A3" office:value-type="string">
                <text:p text:style-name="P13">Échéance</text:p>
              </table:table-cell>
              <table:table-cell table:style-name="Tableau1.B3" office:value-type="string">
                <text:p text:style-name="Tableau_20_valeur"><text:text-input text:description="">oo_v.display_date('planned_end_date')</text:text-input></text:p>
              </table:table-cell>
            </table:table-row>
            <table:table-row>
              <table:table-cell table:style-name="Tableau1.A3" office:value-type="string">
                <text:p text:style-name="P13">Responsable mandataire</text:p>
              </table:table-cell>
              <table:table-cell table:style-name="Tableau1.B3" office:value-type="string">
                <text:p text:style-name="Tableau_20_valeur"><text:text-input text:description="">oo_v.display_voc('representative_responsible')</text:text-input></text:p>
              </table:table-cell>
            </table:table-row>
            <table:table-row>
              <table:table-cell table:style-name="Tableau1.A3" office:value-type="string">
                <text:p text:style-name="P13">Responsable administratif</text:p>
              </table:table-cell>
              <table:table-cell table:style-name="Tableau1.B3" office:value-type="string">
                <text:p text:style-name="Tableau_20_valeur"><text:text-input text:description="">oo_v.display_voc('administrative_responsible')</text:text-input></text:p>
              </table:table-cell>
            </table:table-row>
            <table:table-row>
              <table:table-cell table:style-name="Tableau1.A3" office:value-type="string">
                <text:p text:style-name="P13">Service gestionnaire</text:p>
              </table:table-cell>
              <table:table-cell table:style-name="Tableau1.B3" office:value-type="string">
                <text:p text:style-name="Tableau_20_valeur"><text:text-input text:description="">oo_v.display_voc('manager')</text:text-input></text:p>
              </table:table-cell>
            </table:table-row>
            <table:table-row>
              <table:table-cell table:style-name="Tableau1.A3" office:value-type="string">
                <text:p text:style-name="P13"><office:annotation><dc:creator>sge </dc:creator><dc:date>2013-10-18T15:13:26</dc:date><text:p text:style-name="P67"><text:span text:style-name="T16">do row if oo.</text:span><text:span text:style-name="T17">extra_concerned_people</text:span></text:p></office:annotation>Partenaires</text:p>
              </table:table-cell>
              <table:table-cell table:style-name="Tableau1.B3" office:value-type="string">
                <text:p text:style-name="Tableau_20_valeur"><office:annotation><dc:creator>sge </dc:creator><dc:date>2013-06-17T12:54:19</dc:date><text:p text:style-name="P67"><text:span text:style-name="T11">do text</text:span></text:p><text:p text:style-name="P67"><text:span text:style-name="T11">from xhtml(oo_v.display_text_as_html('extra_concerned_people'))</text:span></text:p></office:annotation>champ extra_concerned_people</text:p>
              </table:table-cell>
            </table:table-row>
            <table:table-row>
              <table:table-cell table:style-name="Tableau1.A3" office:value-type="string">
                <text:p text:style-name="P13">Budget propre</text:p>
              </table:table-cell>
              <table:table-cell table:style-name="Tableau1.B3" office:value-type="string">
                <text:p text:style-name="Tableau_20_valeur"><office:annotation><dc:creator>sge </dc:creator><dc:date>2013-06-17T12:34:05</dc:date><text:p text:style-name="P67"><text:span text:style-name="T16">do text if oo.budget</text:span></text:p><text:p text:style-name="P67"><text:span text:style-name="T16">from xhtml(oo_v</text:span><text:span text:style-name="T17">.</text:span><text:span text:style-name="T16">getOwnBudget())</text:span></text:p></office:annotation>champ budget</text:p>
              </table:table-cell>
            </table:table-row>
            <table:table-row>
              <table:table-cell table:style-name="Tableau1.A3" office:value-type="string">
                <text:p text:style-name="P13"><office:annotation><dc:creator>sge </dc:creator><dc:date>2013-10-18T15:28:43</dc:date><text:p text:style-name="P67"><text:span text:style-name="T17">do row if oo_v.get_value('budget_comments')</text:span></text:p></office:annotation>Commentaires budget</text:p>
              </table:table-cell>
              <table:table-cell table:style-name="Tableau1.B3" office:value-type="string">
                <text:p text:style-name="Tableau_20_valeur"><office:annotation><dc:creator>sge </dc:creator><dc:date>2013-09-18T13:03:01</dc:date><text:p text:style-name="P67"><text:span text:style-name="T17">do text</text:span></text:p><text:p text:style-name="P67"><text:span text:style-name="T17">from oo_v.</text:span><text:span text:style-name="T15">render_xhtml</text:span><text:span text:style-name="T17">('budget_comments')</text:span></text:p></office:annotation>champ budget_comments</text:p>
              </table:table-cell>
            </table:table-row>
            <table:table-row>
              <table:table-cell table:style-name="Tableau1.A3" office:value-type="string">
                <text:p text:style-name="P13"><office:annotation><dc:creator>sge </dc:creator><dc:date>2013-10-28T14:32:32</dc:date><text:p text:style-name="P67"><text:span text:style-name="T16">do row if oo_</text:span><text:span text:style-name="T17">v.</text:span><text:span text:style-name="T16">hasChildrenBudget(obj=oo)</text:span></text:p></office:annotation>Budget des actions</text:p>
              </table:table-cell>
              <table:table-cell table:style-name="Tableau1.B3" office:value-type="string">
                <text:p text:style-name="Tableau_20_valeur"><office:annotation><dc:creator>sge </dc:creator><dc:date>2013-09-18T11:38:33</dc:date><text:p text:style-name="P67"><text:span text:style-name="T17">do text</text:span></text:p><text:p text:style-name="P67"><text:span text:style-name="T17">from xhtml(oo_v.getChildrenBudget())</text:span></text:p></office:annotation>widget budget des sous-éléments</text:p>
              </table:table-cell>
            </table:table-row>
            <table:table-row>
              <table:table-cell table:style-name="Tableau1.A3" office:value-type="string">
                <text:p text:style-name="P13"><office:annotation><dc:creator>sge </dc:creator><dc:date>2013-10-21T23:41:38</dc:date><text:p text:style-name="P67"><text:span text:style-name="T16">do row if oo_v.get_value('observation')</text:span></text:p></office:annotation>Constat</text:p>
              </table:table-cell>
              <table:table-cell table:style-name="Tableau1.B3" office:value-type="string">
                <text:p text:style-name="Tableau_20_valeur"><office:annotation><dc:creator>sge </dc:creator><dc:date>2013-10-21T23:41:16</dc:date><text:p text:style-name="P67"><text:span text:style-name="T17">do text</text:span></text:p><text:p text:style-name="P67"><text:span text:style-name="T17">from oo_v.</text:span><text:span text:style-name="T15">render_xhtml</text:span><text:span text:style-name="T17">('observation')</text:span></text:p></office:annotation>champ observation</text:p>
              </table:table-cell>
            </table:table-row>
            <table:table-row>
              <table:table-cell table:style-name="Tableau1.A3" office:value-type="string">
                <text:p text:style-name="P13"><office:annotation><dc:creator>sge </dc:creator><dc:date>2013-10-18T15:32:49</dc:date><text:p text:style-name="P67"><text:span text:style-name="T17">do row if oo_v.get_value('comments')</text:span></text:p></office:annotation>Commentaires</text:p>
              </table:table-cell>
              <table:table-cell table:style-name="Tableau1.B3" office:value-type="string">
                <text:p text:style-name="Tableau_20_valeur"><office:annotation><dc:creator>sge </dc:creator><dc:date>2013-06-17T13:13:51</dc:date><text:p text:style-name="P67"><text:span text:style-name="T17">do text</text:span></text:p><text:p text:style-name="P67"><text:span text:style-name="T17">from oo_v.</text:span><text:span text:style-name="T15">render_xhtml</text:span><text:span text:style-name="T17">('comments')</text:span></text:p></office:annotation>champ comments</text:p>
              </table:table-cell>
            </table:table-row>
            <table:table-row>
              <table:table-cell table:style-name="Tableau1.A3" office:value-type="string">
                <text:p text:style-name="P14"><office:annotation><dc:creator>bleybaert</dc:creator><dc:date>2020-01-28T10:33:40.092793536</dc:date><loext:sender-initials>ble</loext:sender-initials><text:p text:style-name="P67"><text:span text:style-name="T14">do row if hasattr(oo,'sdgs') and oo.sdgs</text:span></text:p></office:annotation>O.D.D.</text:p>
              </table:table-cell>
              <table:table-cell table:style-name="Tableau1.B3" office:value-type="string">
                <text:p text:style-name="P39"><text:text-input text:description="">oo_v.display_voc('sdgs')</text:text-input></text:p>
              </table:table-cell>
            </table:table-row>
          </table:table>
          <text:p text:style-name="P2"/>
          <text:section text:style-name="Sect1" text:name="Section Action">
            <text:p text:style-name="P10"><office:annotation><dc:creator>sge</dc:creator><dc:date>2016-09-06T13:10:29</dc:date><text:p text:style-name="P67"><text:span text:style-name="T13">do section- for act in view.getActions(oo=oo, </text:span><text:span text:style-name="T18">skip_states=view.skip_states()</text:span><text:span text:style-name="T13">)</text:span></text:p></office:annotation>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P62" text:outline-level="3"><draw:frame draw:style-name="fr1" draw:name="images3" text:anchor-type="paragraph" svg:width="0.633cm" svg:height="0.564cm" draw:z-index="2"><draw:image xlink:href="../../../../../Images/svg%20pst/act.svg" xlink:type="simple" xlink:show="embed" xlink:actuate="onLoad" draw:filter-name="&lt;All images&gt;" loext:mime-type="image/svg+xml"/><draw:image xlink:href="Pictures/10000201000000110000000F76ABF888600460FA.png" xlink:type="simple" xlink:show="embed" xlink:actuate="onLoad" loext:mime-type="image/png"/><svg:title>Fichier 3</svg:title></draw:frame><text:bookmark-start text:name="__RefHeading___Toc785_1946196899"/><office:annotation><dc:creator>sge</dc:creator><dc:date>2016-09-06T13:13:34</dc:date><text:p text:style-name="P67"><text:span text:style-name="T13">do table with act_v=view.</text:span><text:span text:style-name="T11">getDGHV(act)</text:span></text:p></office:annotation><text:text-input text:description="">act.Title()</text:text-input><text:bookmark-end text:name="__RefHeading___Toc785_1946196899"/>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Tableau_20_libellé"><office:annotation><dc:creator>sge </dc:creator><dc:date>2013-10-21T23:29:43</dc:date><text:p text:style-name="P67"><text:span text:style-name="T13">do row if act_v.get_value('description')</text:span></text:p></office:annotation>Description</text:p>
                </table:table-cell>
                <table:table-cell table:style-name="Tableau14.B2" office:value-type="string">
                  <text:p text:style-name="Tableau_20_valeur"><office:annotation><dc:creator>sge </dc:creator><dc:date>2013-10-21T23:27:35</dc:date><text:p text:style-name="P67"><text:span text:style-name="T11">do text</text:span></text:p><text:p text:style-name="P67"><text:span text:style-name="T11">from xhtml(act_v.display_text_as_html('description'))</text:span></text:p></office:annotation>champ description</text:p>
                </table:table-cell>
              </table:table-row>
              <table:table-row>
                <table:table-cell table:style-name="Tableau14.A4" office:value-type="string">
                  <text:p text:style-name="P21"><office:annotation><dc:creator>sge </dc:creator><dc:date>2013-10-18T15:09:43</dc:date><text:p text:style-name="P67"><text:span text:style-name="T16">do row if act.categories</text:span></text:p></office:annotation>Catégorie</text:p>
                </table:table-cell>
                <table:table-cell table:style-name="Tableau14.B4" office:value-type="string">
                  <text:p text:style-name="P35"><text:text-input text:description="">act_v.display_voc('categories')</text:text-input></text:p>
                </table:table-cell>
              </table:table-row>
              <table:table-row>
                <table:table-cell table:style-name="Tableau14.A4" office:value-type="string">
                  <text:p text:style-name="P25">I<text:span text:style-name="T8">n</text:span>dicateur de résultat</text:p>
                </table:table-cell>
                <table:table-cell table:style-name="Tableau14.B4" office:value-type="string">
                  <text:p text:style-name="P38"><office:annotation><dc:creator>sge </dc:creator><dc:date>2013-06-21T22:15:44</dc:date><text:p text:style-name="P67"><text:span text:style-name="T16">do text</text:span><text:span text:style-name="T17"> if act.result_indicator</text:span></text:p><text:p text:style-name="P67"><text:span text:style-name="T16">from xhtml(act_v</text:span><text:span text:style-name="T17">.display_widget('result_indicator'</text:span><text:span text:style-name="T16">))</text:span></text:p></office:annotation>result indicator</text:p>
                </table:table-cell>
              </table:table-row>
              <text:soft-page-break/>
              <table:table-row>
                <table:table-cell table:style-name="Tableau14.A13" office:value-type="string">
                  <text:p text:style-name="Tableau_20_libellé">Échéance</text:p>
                </table:table-cell>
                <table:table-cell table:style-name="Tableau14.B13" office:value-type="string">
                  <text:p text:style-name="Tableau_20_valeur"><text:text-input text:description="">act_v.display_date('planned_end_date')</text:text-input></text:p>
                </table:table-cell>
              </table:table-row>
              <table:table-row>
                <table:table-cell table:style-name="Tableau14.A13" office:value-type="string">
                  <text:p text:style-name="P23">Responsable mandataire</text:p>
                </table:table-cell>
                <table:table-cell table:style-name="Tableau14.B13" office:value-type="string">
                  <text:p text:style-name="P36"><text:text-input text:description="">act_v.display_voc('representative_responsible')</text:text-input></text:p>
                </table:table-cell>
              </table:table-row>
              <table:table-row>
                <table:table-cell table:style-name="Tableau14.A13" office:value-type="string">
                  <text:p text:style-name="Tableau_20_libellé">Indice de santé</text:p>
                </table:table-cell>
                <table:table-cell table:style-name="Tableau14.B13" office:value-type="string">
                  <text:p text:style-name="Tableau_20_valeur"><office:annotation><dc:creator>sge </dc:creator><dc:date>2013-06-17T14:29:33</dc:date><text:p text:style-name="P67"><text:span text:style-name="T13">do text</text:span></text:p><text:p text:style-name="P67"><text:span text:style-name="T13">from xhtml(act_v.formatHealthIndicator())</text:span></text:p></office:annotation>champ health_indicator_details</text:p>
                </table:table-cell>
              </table:table-row>
              <table:table-row>
                <table:table-cell table:style-name="Tableau14.A13" office:value-type="string">
                  <text:p text:style-name="Tableau_20_libellé">Service</text:p>
                </table:table-cell>
                <table:table-cell table:style-name="Tableau14.B13" office:value-type="string">
                  <text:p text:style-name="Tableau_20_valeur"><text:text-input text:description="">act_v.display_voc('manager')</text:text-input></text:p>
                </table:table-cell>
              </table:table-row>
              <table:table-row>
                <table:table-cell table:style-name="Tableau14.A13" office:value-type="string">
                  <text:p text:style-name="Tableau_20_libellé"><office:annotation><dc:creator>sge </dc:creator><dc:date>2013-10-21T23:33:12</dc:date><text:p text:style-name="P67"><text:span text:style-name="T13">do row if act_v.get_value('extra_concerned_people')</text:span></text:p></office:annotation>Partenaires</text:p>
                </table:table-cell>
                <table:table-cell table:style-name="Tableau14.B13" office:value-type="string">
                  <text:p text:style-name="Tableau_20_valeur"><office:annotation><dc:creator>sge </dc:creator><dc:date>2013-06-17T12:54:19</dc:date><text:p text:style-name="P67"><text:span text:style-name="T11">do text</text:span></text:p><text:p text:style-name="P67"><text:span text:style-name="T11">from xhtml(act_v.display_text_as_html('extra_concerned_people'))</text:span></text:p></office:annotation>champ extra_concerned_people</text:p>
                </table:table-cell>
              </table:table-row>
              <table:table-row>
                <table:table-cell table:style-name="Tableau14.A13" office:value-type="string">
                  <text:p text:style-name="Tableau_20_libellé">Budget propre</text:p>
                </table:table-cell>
                <table:table-cell table:style-name="Tableau14.B13" office:value-type="string">
                  <text:p text:style-name="Tableau_20_valeur"><office:annotation><dc:creator>sge </dc:creator><dc:date>2013-06-17T12:34:05</dc:date><text:p text:style-name="P67"><text:span text:style-name="T13">do text if act.budget</text:span></text:p><text:p text:style-name="P67"><text:span text:style-name="T13">from xhtml(act_v.getOwnBudget())</text:span></text:p></office:annotation>champ budget</text:p>
                </table:table-cell>
              </table:table-row>
              <table:table-row>
                <table:table-cell table:style-name="Tableau14.A13" office:value-type="string">
                  <text:p text:style-name="Tableau_20_libellé"><office:annotation><dc:creator>sge </dc:creator><dc:date>2013-10-18T15:36:30</dc:date><text:p text:style-name="P67"><text:span text:style-name="T13">do row if act_v.get_value('budget_comments')</text:span></text:p></office:annotation>Commentaires budget</text:p>
                </table:table-cell>
                <table:table-cell table:style-name="Tableau14.B13" office:value-type="string">
                  <text:p text:style-name="Tableau_20_valeur"><office:annotation><dc:creator>sge </dc:creator><dc:date>2013-09-18T13:05:33</dc:date><text:p text:style-name="P67"><text:span text:style-name="T13">do text</text:span></text:p><text:p text:style-name="P67"><text:span text:style-name="T13">from act_v.render_xhtml('budget_comments')</text:span></text:p></office:annotation>champ budget_comments</text:p>
                </table:table-cell>
              </table:table-row>
              <table:table-row>
                <table:table-cell table:style-name="Tableau14.A12" office:value-type="string">
                  <text:p text:style-name="Tableau_20_libellé">Progression</text:p>
                </table:table-cell>
                <table:table-cell table:style-name="Tableau14.B12" office:value-type="string">
                  <text:p text:style-name="Tableau_20_valeur"><text:text-input text:description="">act_v.get_value('progress')</text:text-input></text:p>
                </table:table-cell>
              </table:table-row>
              <table:table-row>
                <table:table-cell table:style-name="Tableau14.A13" office:value-type="string">
                  <text:p text:style-name="Tableau_20_libellé"><office:annotation><dc:creator>sge </dc:creator><dc:date>2013-10-18T15:36:44</dc:date><text:p text:style-name="P67"><text:span text:style-name="T13">do row if act_v.get_value('observation')</text:span></text:p></office:annotation>Constat</text:p>
                </table:table-cell>
                <table:table-cell table:style-name="Tableau14.B13" office:value-type="string">
                  <text:p text:style-name="Tableau_20_valeur"><office:annotation><dc:creator>sge </dc:creator><dc:date>2013-06-17T13:13:51</dc:date><text:p text:style-name="P67"><text:span text:style-name="T13">do text</text:span></text:p><text:p text:style-name="P67"><text:span text:style-name="T13">from act_v.</text:span><text:span text:style-name="T15">render_xhtml</text:span><text:span text:style-name="T13">('observation')</text:span></text:p></office:annotation>champ observation</text:p>
                </table:table-cell>
              </table:table-row>
              <table:table-row>
                <table:table-cell table:style-name="Tableau14.A14" office:value-type="string">
                  <text:p text:style-name="Tableau_20_libellé"><office:annotation><dc:creator>sge </dc:creator><dc:date>2013-10-18T15:36:44</dc:date><text:p text:style-name="P67"><text:span text:style-name="T13">do row if act_v.get_value('comments')</text:span></text:p></office:annotation>Commentaires</text:p>
                </table:table-cell>
                <table:table-cell table:style-name="Tableau14.B14" office:value-type="string">
                  <text:p text:style-name="Tableau_20_valeur"><office:annotation><dc:creator>sge </dc:creator><dc:date>2013-06-17T13:13:51</dc:date><text:p text:style-name="P67"><text:span text:style-name="T13">do text</text:span></text:p><text:p text:style-name="P67"><text:span text:style-name="T13">from act_v.</text:span><text:span text:style-name="T15">render_xhtml</text:span><text:span text:style-name="T13">('comments')</text:span></text:p></office:annotation>champ comments</text:p>
                </table:table-cell>
              </table:table-row>
              <table:table-row>
                <table:table-cell table:style-name="Tableau14.A15" office:value-type="string">
                  <text:p text:style-name="P27"><text:span text:style-name="T9"><office:annotation><dc:creator>bleybaert</dc:creator><dc:date>2020-01-28T10:33:40.092793536</dc:date><loext:sender-initials>ble</loext:sender-initials><text:p text:style-name="P67"><text:span text:style-name="T14">do row if hasattr(act,'sdgs') and act.sdgs</text:span></text:p></office:annotation></text:span>O.D.D.</text:p>
                </table:table-cell>
                <table:table-cell table:style-name="Tableau14.B15" office:value-type="string">
                  <text:p text:style-name="P40"><text:text-input text:description="">act_v.display_voc('sdgs')</text:text-input></text:p>
                </table:table-cell>
              </table:table-row>
            </table:table>
            <text:p text:style-name="P4"/>
            <text:section text:style-name="Sect1" text:name="Section Sous-Action">
              <text:p text:style-name="P12"><office:annotation><dc:creator>sge</dc:creator><dc:date>2016-09-06T13:10:29</dc:date><text:p text:style-name="P67"><text:span text:style-name="T13">do section- for subact in view.getSubActions(action=act, </text:span><text:span text:style-name="T18">skip_states=view.skip_states()</text:span><text:span text:style-name="T13">)</text:span></text:p></office:annotation></text:p>
              <table:table table:name="Table1" table:style-name="Table1">
                <table:table-column table:style-name="Table1.A"/>
                <table:table-column table:style-name="Table1.B"/>
                <table:table-row>
                  <table:table-cell table:style-name="Table1.A1" table:number-columns-spanned="2" office:value-type="string">
                    <text:h text:style-name="P49" text:outline-level="4"><draw:frame draw:style-name="fr1" draw:name="Image3" text:anchor-type="paragraph" svg:width="0.633cm" svg:height="0.564cm" draw:z-index="4"><draw:image xlink:href="../../../../../Images/svg%20pst/sact.svg" xlink:type="simple" xlink:show="embed" xlink:actuate="onLoad" draw:filter-name="&lt;All images&gt;" loext:mime-type="image/svg+xml"/><draw:image xlink:href="Pictures/10000201000000110000000FE01631B1243BFBC1.png" xlink:type="simple" xlink:show="embed" xlink:actuate="onLoad" loext:mime-type="image/png"/><svg:title>s-Action</svg:title></draw:frame><text:bookmark-start text:name="__RefHeading___Toc182878_2652624615"/><office:annotation><dc:creator>sge</dc:creator><dc:date>2016-09-06T13:13:34</dc:date><text:p text:style-name="P67"><text:span text:style-name="T13">do table with subact_v=view.</text:span><text:span text:style-name="T11">getDGHV(subact)</text:span></text:p></office:annotation><text:text-input text:description="">subact.Title()</text:text-input><text:bookmark-end text:name="__RefHeading___Toc182878_2652624615"/></text:h>
                  </table:table-cell>
                  <table:covered-table-cell/>
                </table:table-row>
                <table:table-row>
                  <table:table-cell table:style-name="Table1.A2" office:value-type="string">
                    <text:p text:style-name="P29"><office:annotation><dc:creator>sge </dc:creator><dc:date>2013-10-21T23:29:43</dc:date><text:p text:style-name="P67"><text:span text:style-name="T13">do row if subact_v.get_value('description')</text:span></text:p></office:annotation>Description</text:p>
                  </table:table-cell>
                  <table:table-cell table:style-name="Table1.B2" office:value-type="string">
                    <text:p text:style-name="P42"><office:annotation><dc:creator>sge </dc:creator><dc:date>2013-10-21T23:27:35</dc:date><text:p text:style-name="P67"><text:span text:style-name="T11">do text</text:span></text:p><text:p text:style-name="P67"><text:span text:style-name="T11">from xhtml(subact_v.display_text_as_html('description'))</text:span></text:p></office:annotation>champ description</text:p>
                  </table:table-cell>
                </table:table-row>
                <table:table-row>
                  <table:table-cell table:style-name="Table1.A4" office:value-type="string">
                    <text:p text:style-name="P22"><office:annotation><dc:creator>sge </dc:creator><dc:date>2013-10-18T15:09:43</dc:date><text:p text:style-name="P67"><text:span text:style-name="T16">do row if subact.categories</text:span></text:p></office:annotation>Catégorie</text:p>
                  </table:table-cell>
                  <table:table-cell table:style-name="Table1.B4" office:value-type="string">
                    <text:p text:style-name="P42"><text:text-input text:description="">subact_v.display_voc('categories')</text:text-input></text:p>
                  </table:table-cell>
                </table:table-row>
                <table:table-row>
                  <table:table-cell table:style-name="Table1.A4" office:value-type="string">
                    <text:p text:style-name="P26">I<text:span text:style-name="T8">n</text:span>dicateur de résultat</text:p>
                  </table:table-cell>
                  <table:table-cell table:style-name="Table1.B4" office:value-type="string">
                    <text:p text:style-name="P42"><office:annotation><dc:creator>sge </dc:creator><dc:date>2013-06-21T22:15:44</dc:date><text:p text:style-name="P67"><text:span text:style-name="T16">do text</text:span><text:span text:style-name="T17"> if subact.result_indicator</text:span></text:p><text:p text:style-name="P67"><text:span text:style-name="T16">from xhtml(subact_v</text:span><text:span text:style-name="T17">.display_widget('result_indicator'</text:span><text:span text:style-name="T16">))</text:span></text:p></office:annotation>result indicator</text:p>
                  </table:table-cell>
                </table:table-row>
                <table:table-row>
                  <table:table-cell table:style-name="Table1.A13" office:value-type="string">
                    <text:p text:style-name="P29">Échéance</text:p>
                  </table:table-cell>
                  <table:table-cell table:style-name="Table1.B13" office:value-type="string">
                    <text:p text:style-name="P42"><text:text-input text:description="">subact_v.display_date('planned_end_date')</text:text-input></text:p>
                  </table:table-cell>
                </table:table-row>
                <table:table-row>
                  <table:table-cell table:style-name="Table1.A13" office:value-type="string">
                    <text:p text:style-name="P24">Responsable mandataire</text:p>
                  </table:table-cell>
                  <table:table-cell table:style-name="Table1.B13" office:value-type="string">
                    <text:p text:style-name="P42"><text:text-input text:description="">subact_v.display_voc('representative_responsible')</text:text-input></text:p>
                  </table:table-cell>
                </table:table-row>
                <table:table-row>
                  <table:table-cell table:style-name="Table1.A13" office:value-type="string">
                    <text:p text:style-name="P29">Indice de santé</text:p>
                  </table:table-cell>
                  <table:table-cell table:style-name="Table1.B13" office:value-type="string">
                    <text:p text:style-name="P42"><office:annotation><dc:creator>sge </dc:creator><dc:date>2013-06-17T14:29:33</dc:date><text:p text:style-name="P67"><text:span text:style-name="T13">do text</text:span></text:p><text:p text:style-name="P67"><text:span text:style-name="T13">from xhtml(subact_v.formatHealthIndicator())</text:span></text:p></office:annotation>champ health_indicator_details</text:p>
                  </table:table-cell>
                </table:table-row>
                <table:table-row>
                  <table:table-cell table:style-name="Table1.A13" office:value-type="string">
                    <text:p text:style-name="P29">Service</text:p>
                  </table:table-cell>
                  <table:table-cell table:style-name="Table1.B13" office:value-type="string">
                    <text:p text:style-name="P42"><text:text-input text:description="">subact_v.display_voc('manager')</text:text-input></text:p>
                  </table:table-cell>
                </table:table-row>
                <table:table-row>
                  <table:table-cell table:style-name="Table1.A13" office:value-type="string">
                    <text:p text:style-name="P29"><office:annotation><dc:creator>sge </dc:creator><dc:date>2013-10-21T23:33:12</dc:date><text:p text:style-name="P67"><text:span text:style-name="T13">do row if subact_v.get_value('extra_concerned_people')</text:span></text:p></office:annotation>Partenaires</text:p>
                  </table:table-cell>
                  <table:table-cell table:style-name="Table1.B13" office:value-type="string">
                    <text:p text:style-name="P42"><office:annotation><dc:creator>sge </dc:creator><dc:date>2013-06-17T12:54:19</dc:date><text:p text:style-name="P67"><text:span text:style-name="T11">do text</text:span></text:p><text:p text:style-name="P67"><text:span text:style-name="T11">from xhtml(subact_v.display_text_as_html('extra_concerned_people'))</text:span></text:p></office:annotation>champ extra_concerned_people</text:p>
                  </table:table-cell>
                </table:table-row>
                <table:table-row>
                  <table:table-cell table:style-name="Table1.A13" office:value-type="string">
                    <text:p text:style-name="P29">Budget propre</text:p>
                  </table:table-cell>
                  <table:table-cell table:style-name="Table1.B13" office:value-type="string">
                    <text:p text:style-name="P42"><office:annotation><dc:creator>sge </dc:creator><dc:date>2013-06-17T12:34:05</dc:date><text:p text:style-name="P67"><text:span text:style-name="T13">do text if subact.budget</text:span></text:p><text:p text:style-name="P67"><text:span text:style-name="T13">from xhtml(subact_v.getOwnBudget())</text:span></text:p></office:annotation>champ budget</text:p>
                  </table:table-cell>
                </table:table-row>
                <table:table-row>
                  <table:table-cell table:style-name="Table1.A13" office:value-type="string">
                    <text:p text:style-name="P29"><office:annotation><dc:creator>sge </dc:creator><dc:date>2013-10-18T15:36:30</dc:date><text:p text:style-name="P67"><text:span text:style-name="T13">do row if subact_v.get_value('budget_comments')</text:span></text:p></office:annotation>Commentaires budget</text:p>
                  </table:table-cell>
                  <table:table-cell table:style-name="Table1.B13" office:value-type="string">
                    <text:p text:style-name="P42"><office:annotation><dc:creator>sge </dc:creator><dc:date>2013-09-18T13:05:33</dc:date><text:p text:style-name="P67"><text:span text:style-name="T13">do text</text:span></text:p><text:p text:style-name="P67"><text:span text:style-name="T13">from subact_v.render_xhtml('budget_comments')</text:span></text:p></office:annotation>champ budget_comments</text:p>
                  </table:table-cell>
                </table:table-row>
                <table:table-row>
                  <table:table-cell table:style-name="Table1.A12" office:value-type="string">
                    <text:p text:style-name="P29">Progression</text:p>
                  </table:table-cell>
                  <table:table-cell table:style-name="Table1.B12" office:value-type="string">
                    <text:p text:style-name="P42"><text:text-input text:description="">subact_v.get_value('progress')</text:text-input></text:p>
                  </table:table-cell>
                </table:table-row>
                <table:table-row>
                  <table:table-cell table:style-name="Table1.A13" office:value-type="string">
                    <text:p text:style-name="P29"><office:annotation><dc:creator>sge </dc:creator><dc:date>2013-10-18T15:36:44</dc:date><text:p text:style-name="P67"><text:span text:style-name="T13">do row if subact_v.get_value('observation')</text:span></text:p></office:annotation>Constat</text:p>
                  </table:table-cell>
                  <table:table-cell table:style-name="Table1.B13" office:value-type="string">
                    <text:p text:style-name="P42"><office:annotation><dc:creator>sge </dc:creator><dc:date>2013-06-17T13:13:51</dc:date><text:p text:style-name="P67"><text:span text:style-name="T13">do text</text:span></text:p><text:p text:style-name="P67"><text:span text:style-name="T13">from subact_v.</text:span><text:span text:style-name="T15">render_xhtml</text:span><text:span text:style-name="T13">('observation')</text:span></text:p></office:annotation>champ observation</text:p>
                  </table:table-cell>
                </table:table-row>
                <table:table-row>
                  <table:table-cell table:style-name="Table1.A14" office:value-type="string">
                    <text:p text:style-name="P29"><office:annotation><dc:creator>sge </dc:creator><dc:date>2013-10-18T15:36:44</dc:date><text:p text:style-name="P67"><text:span text:style-name="T13">do row if subact_v.get_value('comments')</text:span></text:p></office:annotation>Commentaires</text:p>
                  </table:table-cell>
                  <table:table-cell table:style-name="Table1.B14" office:value-type="string">
                    <text:p text:style-name="P42"><office:annotation><dc:creator>sge </dc:creator><dc:date>2013-06-17T13:13:51</dc:date><text:p text:style-name="P67"><text:span text:style-name="T13">do text</text:span></text:p><text:p text:style-name="P67"><text:span text:style-name="T13">from subact_v.</text:span><text:span text:style-name="T15">render_xhtml</text:span><text:span text:style-name="T13">('comments')</text:span></text:p></office:annotation>champ comments</text:p>
                  </table:table-cell>
                </table:table-row>
                <table:table-row>
                  <table:table-cell table:style-name="Table1.A15" office:value-type="string">
                    <text:p text:style-name="P28"><text:span text:style-name="T9"><office:annotation><dc:creator>bleybaert</dc:creator><dc:date>2020-01-28T10:33:40.092793536</dc:date><loext:sender-initials>ble</loext:sender-initials><text:p text:style-name="P67"><text:span text:style-name="T14">do row if hasattr(subact,'sdgs') and subact.sdgs</text:span></text:p></office:annotation></text:span>O.D.D.</text:p>
                  </table:table-cell>
                  <table:table-cell table:style-name="Table1.B15" office:value-type="string">
                    <text:p text:style-name="P41"><text:text-input text:description="">subact_v.display_voc('sdgs')</text:text-input></text:p>
                  </table:table-cell>
                </table:table-row>
              </table:table>
              <text:p text:style-name="P9"/>
              <text:section text:style-name="Sect3" text:name="Section Sous-Tache">
                <text:p text:style-name="P55"><office:annotation><dc:creator>sge</dc:creator><dc:date>2016-11-24T11:10:56</dc:date><text:p text:style-name="P67"><text:span text:style-name="T11">do section- if with_tasks</text:span></text:p><text:p text:style-name="P67"><text:span text:style-name="T12">for task in view.getTasks(action=subact, skip_states=view.skip_states())</text:span></text:p></office:annotation></text:p>
                <table:table table:name="Table2" table:style-name="Table2">
                  <table:table-column table:style-name="Table2.A"/>
                  <table:table-column table:style-name="Table2.B"/>
                  <table:table-row>
                    <table:table-cell table:style-name="Table2.A1" table:number-columns-spanned="2" office:value-type="string">
                      <text:h text:style-name="P66" text:outline-level="5"><draw:frame draw:style-name="fr1" draw:name="Image4" text:anchor-type="paragraph" svg:width="0.633cm" svg:height="0.564cm" draw:z-index="5"><draw:image xlink:href="Pictures/10000201000000100000001039001BCF259E8A75.png" xlink:type="simple" xlink:show="embed" xlink:actuate="onLoad" loext:mime-type="image/png"/></draw:frame><office:annotation><dc:creator>sge</dc:creator><dc:date>2016-09-06T13:13:34</dc:date><text:p text:style-name="P67"><text:span text:style-name="T13">do table with task_v=view.</text:span><text:span text:style-name="T11">getDGHV(task)</text:span></text:p></office:annotation><text:span text:style-name="T6"><text:text-input text:description="">task.Title()</text:text-input></text:span></text:h>
                    </table:table-cell>
                    <table:covered-table-cell/>
                  </table:table-row>
                  <table:table-row>
                    <table:table-cell table:style-name="Table2.A2" office:value-type="string">
                      <text:p text:style-name="P58"><office:annotation><dc:creator>sge </dc:creator><dc:date>2013-10-21T23:29:43</dc:date><text:p text:style-name="P67"><text:span text:style-name="T13">do row if task_v.get_value('task_description')</text:span></text:p></office:annotation>Description</text:p>
                    </table:table-cell>
                    <table:table-cell table:style-name="Table2.B2" office:value-type="string">
                      <text:p text:style-name="P61"><office:annotation><dc:creator>sge </dc:creator><dc:date>2013-10-21T23:27:35</dc:date><text:p text:style-name="P67"><text:span text:style-name="T11">do text</text:span></text:p><text:p text:style-name="P67"><text:span text:style-name="T11">from task_v.render_xhtml('task_description')</text:span></text:p></office:annotation>champ description</text:p>
                    </table:table-cell>
                  </table:table-row>
                  <table:table-row>
                    <table:table-cell table:style-name="Table2.A3" office:value-type="string">
                      <text:p text:style-name="P57">Service</text:p>
                    </table:table-cell>
                    <table:table-cell table:style-name="Table2.B3" office:value-type="string">
                      <text:p text:style-name="P59"><text:text-input text:description="">task_v.display_voc('assigned_group')</text:text-input></text:p>
                    </table:table-cell>
                  </table:table-row>
                  <table:table-row>
                    <table:table-cell table:style-name="Table2.A4" office:value-type="string">
                      <text:p text:style-name="P57">Utilisateur</text:p>
                    </table:table-cell>
                    <table:table-cell table:style-name="Table2.B4" office:value-type="string">
                      <text:p text:style-name="P60"><text:text-input text:description="">task_v.display_voc('assigned_user')</text:text-input></text:p>
                    </table:table-cell>
                  </table:table-row>
                  <table:table-row>
                    <table:table-cell table:style-name="Table2.A5" office:value-type="string">
                      <text:p text:style-name="P58">Échéance</text:p>
                    </table:table-cell>
                    <table:table-cell table:style-name="Table2.B5" office:value-type="string">
                      <text:p text:style-name="P60"><text:text-input text:description="">task_v.display_date('due_date')</text:text-input></text:p>
                    </table:table-cell>
                  </table:table-row>
                </table:table>
                <text:p text:style-name="P56"><text:soft-page-break/></text:p>
              </text:section>
              <text:p text:style-name="P9"/>
            </text:section>
            <text:p text:style-name="P4"/>
            <text:section text:style-name="Sect1" text:name="Section Tache">
              <text:p text:style-name="P6"><office:annotation><dc:creator>sge</dc:creator><dc:date>2016-11-24T11:10:56</dc:date><text:p text:style-name="P67"><text:span text:style-name="T11">do section- if with_tasks</text:span></text:p><text:p text:style-name="P67"><text:span text:style-name="T12">for task in view.getTasks(action=act, skip_states=view.skip_states())</text:span></text:p></office:annotation></text:p>
              <table:table table:name="Tableau3" table:style-name="Tableau3">
                <table:table-column table:style-name="Tableau3.A"/>
                <table:table-column table:style-name="Tableau3.B"/>
                <table:table-row>
                  <table:table-cell table:style-name="Tableau3.A1" table:number-columns-spanned="2" office:value-type="string">
                    <text:h text:style-name="P65" text:outline-level="5"><draw:frame draw:style-name="fr2" draw:name="Image2" text:anchor-type="paragraph" svg:x="0cm" svg:y="0.014cm" svg:width="0.633cm" svg:height="0.564cm" draw:z-index="3"><draw:image xlink:href="Pictures/10000201000000100000001039001BCF259E8A75.png" xlink:type="simple" xlink:show="embed" xlink:actuate="onLoad" loext:mime-type="image/png"/></draw:frame><text:bookmark-start text:name="__RefHeading___Toc65921_3142966516"/><office:annotation><dc:creator>sge</dc:creator><dc:date>2016-09-06T13:13:34</dc:date><text:p text:style-name="P67"><text:span text:style-name="T13">do table with task_v=view.</text:span><text:span text:style-name="T11">getDGHV(task)</text:span></text:p></office:annotation><text:span text:style-name="T6"><text:text-input text:description="">task.Title()</text:text-input></text:span><text:bookmark-end text:name="__RefHeading___Toc65921_3142966516"/></text:h>
                  </table:table-cell>
                  <table:covered-table-cell/>
                </table:table-row>
                <table:table-row>
                  <table:table-cell table:style-name="Tableau3.A2" office:value-type="string">
                    <text:p text:style-name="P19"><office:annotation><dc:creator>sge </dc:creator><dc:date>2013-10-21T23:29:43</dc:date><text:p text:style-name="P67"><text:span text:style-name="T13">do row if task_v.get_value('task_description')</text:span></text:p></office:annotation>Description</text:p>
                  </table:table-cell>
                  <table:table-cell table:style-name="Tableau3.B2" office:value-type="string">
                    <text:p text:style-name="P32"><office:annotation><dc:creator>sge </dc:creator><dc:date>2013-10-21T23:27:35</dc:date><text:p text:style-name="P67"><text:span text:style-name="T11">do text</text:span></text:p><text:p text:style-name="P67"><text:span text:style-name="T11">from task_v.render_xhtml('task_description')</text:span></text:p></office:annotation>champ description</text:p>
                  </table:table-cell>
                </table:table-row>
                <table:table-row>
                  <table:table-cell table:style-name="Tableau3.A3" office:value-type="string">
                    <text:p text:style-name="P20">Service</text:p>
                  </table:table-cell>
                  <table:table-cell table:style-name="Tableau3.B3" office:value-type="string">
                    <text:p text:style-name="P33"><text:text-input text:description="">task_v.display_voc('assigned_group')</text:text-input></text:p>
                  </table:table-cell>
                </table:table-row>
                <table:table-row>
                  <table:table-cell table:style-name="Tableau3.A4" office:value-type="string">
                    <text:p text:style-name="P20">Utilisateur</text:p>
                  </table:table-cell>
                  <table:table-cell table:style-name="Tableau3.B4" office:value-type="string">
                    <text:p text:style-name="P31"><text:text-input text:description="">task_v.display_voc('assigned_user')</text:text-input></text:p>
                  </table:table-cell>
                </table:table-row>
                <table:table-row>
                  <table:table-cell table:style-name="Tableau3.A5" office:value-type="string">
                    <text:p text:style-name="P19">Échéance</text:p>
                  </table:table-cell>
                  <table:table-cell table:style-name="Tableau3.B5" office:value-type="string">
                    <text:p text:style-name="P30"><text:text-input text:description="">task_v.display_date('due_date')</text:text-input></text:p>
                  </table:table-cell>
                </table:table-row>
              </table:table>
              <text:p text:style-name="P7"/>
            </text:section>
            <text:p text:style-name="P4"/>
          </text:section>
          <text:p text:style-name="P10"/>
        </text:section>
        <text:p text:style-name="P10"/>
      </text:section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OpenSymbol" svg:font-family="OpenSymbol"/>
    <style:font-face style:name="Ubuntu2" svg:font-family="Ubuntu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Ubuntu1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Ubuntu3" svg:font-family="Ubuntu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Gras" style:font-family-generic="swiss" style:font-pitch="variable"/>
    <style:font-face style:name="Verdana3" svg:font-family="Verdana" style:font-adornments="Normal" style:font-family-generic="swiss" style:font-pitch="variable"/>
    <style:font-face style:name="Verdana" svg:font-family="Verdana" style:font-adornments="Regular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3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2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2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2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3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2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3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2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3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3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3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2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5">
      <style:paragraph-properties fo:margin-left="1cm" fo:margin-right="0cm" fo:text-indent="0cm" style:auto-text-indent="false"/>
    </style:style>
    <style:style style:name="Titre_20_Sous-Action" style:display-name="Titre Sous-Action" style:family="paragraph" style:parent-style-name="Titre_20_OS" style:default-outline-level="4"/>
    <style:style style:name="Heading_20_8" style:display-name="Heading 8" style:family="paragraph" style:parent-style-name="Heading" style:class="text"/>
    <style:style style:name="Heading_20_10" style:display-name="Heading 10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3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3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3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" fo:font-family="Verdana" style:font-style-name="Regular" style:font-family-generic="swiss" style:font-pitch="variable" fo:font-size="9pt" style:font-size-asian="12pt" style:font-name-complex="Lohit Hindi1" style:font-family-complex="'Lohit Hindi'" loext:padding="0.049cm" loext:border="0.51pt solid #66ff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3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Couleur_20_niv_20_4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2</text:page-number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ge</meta:initial-creator>
    <meta:creation-date>2016-08-30T11:39:05.323537757</meta:creation-date>
    <meta:generator>LibreOffice/6.3.4.2$Linux_X86_64 LibreOffice_project/30$Build-2</meta:generator>
    <dc:date>2020-01-29T15:18:13.186540086</dc:date>
    <dc:creator>bleybaert</dc:creator>
    <meta:editing-duration>P2DT12H49M18S</meta:editing-duration>
    <meta:editing-cycles>274</meta:editing-cycles>
    <meta:document-statistic meta:table-count="6" meta:image-count="6" meta:object-count="0" meta:page-count="4" meta:paragraph-count="143" meta:word-count="306" meta:character-count="2775" meta:non-whitespace-character-count="2670"/>
  </office:meta>
</office:document-meta>
</file>